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158466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color="#158466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color="#158466"/>
    </style:style>
    <style:style style:name="ce11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experiment_2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59.41" calcext:value-type="float">
            <text:p>59.41</text:p>
          </table:table-cell>
          <table:table-cell table:style-name="ce1" office:value-type="float" office:value="3944.51" calcext:value-type="float">
            <text:p>3944.51</text:p>
          </table:table-cell>
          <table:table-cell table:style-name="ce1" office:value-type="float" office:value="1961.18" calcext:value-type="float">
            <text:p>1961.18</text:p>
          </table:table-cell>
          <table:table-cell table:style-name="ce1" office:value-type="float" office:value="1983.33" calcext:value-type="float">
            <text:p>1983.3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1900.8" calcext:value-type="float">
            <text:p>1900.8</text:p>
          </table:table-cell>
          <table:table-cell office:value-type="float" office:value="3179.89" calcext:value-type="float">
            <text:p>3179.8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523.96" calcext:value-type="float">
            <text:p>523.96</text:p>
          </table:table-cell>
          <table:table-cell office:value-type="float" office:value="1212.71" calcext:value-type="float">
            <text:p>1212.71</text:p>
          </table:table-cell>
          <table:table-cell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492.9" calcext:value-type="float">
            <text:p>492.9</text:p>
          </table:table-cell>
          <table:table-cell table:style-name="Default" office:value-type="float" office:value="1243.5" calcext:value-type="float">
            <text:p>1243.5</text:p>
          </table:table-cell>
        </table:table-row>
        <table:table-row table:style-name="ro1"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60.27" calcext:value-type="float">
            <text:p>60.27</text:p>
          </table:table-cell>
          <table:table-cell table:style-name="ce2" office:value-type="float" office:value="5930.28" calcext:value-type="float">
            <text:p>5930.28</text:p>
          </table:table-cell>
          <table:table-cell table:style-name="ce2" office:value-type="float" office:value="2051.31" calcext:value-type="float">
            <text:p>2051.31</text:p>
          </table:table-cell>
          <table:table-cell table:style-name="ce8" office:value-type="float" office:value="3878.98" calcext:value-type="float">
            <text:p>3878.98</text:p>
          </table:table-cell>
          <table:table-cell table:style-name="ce5" office:value-type="float" office:value="199.92" calcext:value-type="float">
            <text:p>199.92</text:p>
          </table:table-cell>
          <table:table-cell table:style-name="ce2" office:value-type="float" office:value="2114.2" calcext:value-type="float">
            <text:p>2114.2</text:p>
          </table:table-cell>
          <table:table-cell table:style-name="ce2" office:value-type="float" office:value="2098.98" calcext:value-type="float">
            <text:p>2098.98</text:p>
          </table:table-cell>
          <table:table-cell table:style-name="ce2" office:value-type="float" office:value="15.22" calcext:value-type="float">
            <text:p>15.22</text:p>
          </table:table-cell>
          <table:table-cell table:style-name="ce9" office:value-type="float" office:value="200.76" calcext:value-type="float">
            <text:p>200.76</text:p>
          </table:table-cell>
          <table:table-cell table:style-name="ce2" office:value-type="float" office:value="2051.36" calcext:value-type="float">
            <text:p>2051.36</text:p>
          </table:table-cell>
          <table:table-cell table:style-name="ce2" office:value-type="float" office:value="2036.14" calcext:value-type="float">
            <text:p>2036.14</text:p>
          </table:table-cell>
          <table:table-cell table:style-name="ce10" office:value-type="float" office:value="15.21" calcext:value-type="float">
            <text:p>15.21</text:p>
          </table:table-cell>
        </table:table-row>
        <table:table-row table:style-name="ro1"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97" calcext:value-type="float">
            <text:p>192.97</text:p>
          </table:table-cell>
          <table:table-cell table:style-name="ce1" office:value-type="float" office:value="18694.83" calcext:value-type="float">
            <text:p>18694.83</text:p>
          </table:table-cell>
          <table:table-cell table:style-name="ce1" office:value-type="float" office:value="8121.87" calcext:value-type="float">
            <text:p>8121.87</text:p>
          </table:table-cell>
          <table:table-cell table:style-name="ce1" office:value-type="float" office:value="10572.95" calcext:value-type="float">
            <text:p>10572.95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8385.98" calcext:value-type="float">
            <text:p>8385.98</text:p>
          </table:table-cell>
          <table:table-cell office:value-type="float" office:value="24426.32" calcext:value-type="float">
            <text:p>24426.32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8383.85" calcext:value-type="float">
            <text:p>8383.85</text:p>
          </table:table-cell>
          <table:table-cell office:value-type="float" office:value="23858.82" calcext:value-type="float">
            <text:p>23858.82</text:p>
          </table:table-cell>
          <table:table-cell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3380.18" calcext:value-type="float">
            <text:p>3380.18</text:p>
          </table:table-cell>
          <table:table-cell table:style-name="Default" office:value-type="float" office:value="6536.54" calcext:value-type="float">
            <text:p>6536.54</text:p>
          </table:table-cell>
        </table:table-row>
        <table:table-row table:style-name="ro1">
          <table:table-cell table:style-name="ce2" office:value-type="string" calcext:value-type="string">
            <text:p>ff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3.47" calcext:value-type="float">
            <text:p>193.47</text:p>
          </table:table-cell>
          <table:table-cell table:style-name="ce2" office:value-type="float" office:value="33488.23" calcext:value-type="float">
            <text:p>33488.23</text:p>
          </table:table-cell>
          <table:table-cell table:style-name="ce2" office:value-type="float" office:value="8373.61" calcext:value-type="float">
            <text:p>8373.61</text:p>
          </table:table-cell>
          <table:table-cell table:style-name="ce8" office:value-type="float" office:value="25114.62" calcext:value-type="float">
            <text:p>25114.62</text:p>
          </table:table-cell>
          <table:table-cell table:style-name="ce5" office:value-type="float" office:value="322.54" calcext:value-type="float">
            <text:p>322.54</text:p>
          </table:table-cell>
          <table:table-cell table:style-name="ce2" office:value-type="float" office:value="31610.87" calcext:value-type="float">
            <text:p>31610.87</text:p>
          </table:table-cell>
          <table:table-cell table:style-name="ce2" office:value-type="float" office:value="9827.34" calcext:value-type="float">
            <text:p>9827.34</text:p>
          </table:table-cell>
          <table:table-cell table:style-name="ce2" office:value-type="float" office:value="21783.53" calcext:value-type="float">
            <text:p>21783.53</text:p>
          </table:table-cell>
          <table:table-cell table:style-name="ce9" office:value-type="float" office:value="814.91" calcext:value-type="float">
            <text:p>814.91</text:p>
          </table:table-cell>
          <table:table-cell table:style-name="ce2" office:value-type="float" office:value="14931.39" calcext:value-type="float">
            <text:p>14931.39</text:p>
          </table:table-cell>
          <table:table-cell table:style-name="ce2" office:value-type="float" office:value="14689.72" calcext:value-type="float">
            <text:p>14689.72</text:p>
          </table:table-cell>
          <table:table-cell table:style-name="ce10" office:value-type="float" office:value="241.67" calcext:value-type="float">
            <text:p>241.67</text:p>
          </table:table-cell>
        </table:table-row>
        <table:table-row table:style-name="ro1">
          <table:table-cell table:style-name="ce1" office:value-type="string" calcext:value-type="string">
            <text:p>nearest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8129.06" calcext:value-type="float">
            <text:p>8129.06</text:p>
          </table:table-cell>
          <table:table-cell table:style-name="ce1" office:value-type="float" office:value="10761.43" calcext:value-type="float">
            <text:p>10761.4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8338.36" calcext:value-type="float">
            <text:p>8338.36</text:p>
          </table:table-cell>
          <table:table-cell office:value-type="float" office:value="23104.87" calcext:value-type="float">
            <text:p>23104.87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34.04" calcext:value-type="float">
            <text:p>6734.04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262.37" calcext:value-type="float">
            <text:p>3262.37</text:p>
          </table:table-cell>
          <table:table-cell table:style-name="Default" office:value-type="float" office:value="6716.91" calcext:value-type="float">
            <text:p>6716.91</text:p>
          </table:table-cell>
        </table:table-row>
        <table:table-row table:style-name="ro1">
          <table:table-cell table:style-name="ce2" office:value-type="string" calcext:value-type="string">
            <text:p>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5.75" calcext:value-type="float">
            <text:p>195.75</text:p>
          </table:table-cell>
          <table:table-cell table:style-name="ce2" office:value-type="float" office:value="31282.55" calcext:value-type="float">
            <text:p>31282.55</text:p>
          </table:table-cell>
          <table:table-cell table:style-name="ce2" office:value-type="float" office:value="8228.14" calcext:value-type="float">
            <text:p>8228.14</text:p>
          </table:table-cell>
          <table:table-cell table:style-name="ce8" office:value-type="float" office:value="23054.41" calcext:value-type="float">
            <text:p>23054.41</text:p>
          </table:table-cell>
          <table:table-cell table:style-name="ce5" office:value-type="float" office:value="240.51" calcext:value-type="float">
            <text:p>240.51</text:p>
          </table:table-cell>
          <table:table-cell table:style-name="ce2" office:value-type="float" office:value="30976.68" calcext:value-type="float">
            <text:p>30976.68</text:p>
          </table:table-cell>
          <table:table-cell table:style-name="ce2" office:value-type="float" office:value="8977.64" calcext:value-type="float">
            <text:p>8977.64</text:p>
          </table:table-cell>
          <table:table-cell table:style-name="ce2" office:value-type="float" office:value="21999.04" calcext:value-type="float">
            <text:p>21999.04</text:p>
          </table:table-cell>
          <table:table-cell table:style-name="ce9" office:value-type="float" office:value="770.96" calcext:value-type="float">
            <text:p>770.96</text:p>
          </table:table-cell>
          <table:table-cell table:style-name="ce2" office:value-type="float" office:value="15113.56" calcext:value-type="float">
            <text:p>15113.56</text:p>
          </table:table-cell>
          <table:table-cell table:style-name="ce2" office:value-type="float" office:value="14720.13" calcext:value-type="float">
            <text:p>14720.13</text:p>
          </table:table-cell>
          <table:table-cell table:style-name="ce10" office:value-type="float" office:value="393.43" calcext:value-type="float">
            <text:p>393.43</text:p>
          </table:table-cell>
        </table:table-row>
        <table:table-row table:style-name="ro1">
          <table:table-cell table:style-name="ce1" office:value-type="string" calcext:value-type="string">
            <text:p>no_comm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4.41" calcext:value-type="float">
            <text:p>194.41</text:p>
          </table:table-cell>
          <table:table-cell table:style-name="ce1" office:value-type="float" office:value="18843.11" calcext:value-type="float">
            <text:p>18843.11</text:p>
          </table:table-cell>
          <table:table-cell table:style-name="ce1" office:value-type="float" office:value="8102.98" calcext:value-type="float">
            <text:p>8102.98</text:p>
          </table:table-cell>
          <table:table-cell table:style-name="ce1" office:value-type="float" office:value="10740.13" calcext:value-type="float">
            <text:p>10740.1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8276.45" calcext:value-type="float">
            <text:p>8276.45</text:p>
          </table:table-cell>
          <table:table-cell office:value-type="float" office:value="25499.74" calcext:value-type="float">
            <text:p>25499.74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8233.34" calcext:value-type="float">
            <text:p>8233.34</text:p>
          </table:table-cell>
          <table:table-cell office:value-type="float" office:value="25461.42" calcext:value-type="float">
            <text:p>25461.42</text:p>
          </table:table-cell>
          <table:table-cell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3125.48" calcext:value-type="float">
            <text:p>3125.48</text:p>
          </table:table-cell>
          <table:table-cell table:style-name="ce11" office:value-type="float" office:value="6878.86" calcext:value-type="float">
            <text:p>6878.86</text:p>
          </table:table-cell>
        </table:table-row>
        <table:table-row table:style-name="ro1">
          <table:table-cell table:style-name="ce2" office:value-type="string" calcext:value-type="string">
            <text:p>no_comm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48" calcext:value-type="float">
            <text:p>194.48</text:p>
          </table:table-cell>
          <table:table-cell table:style-name="ce2" office:value-type="float" office:value="32237.18" calcext:value-type="float">
            <text:p>32237.18</text:p>
          </table:table-cell>
          <table:table-cell table:style-name="ce2" office:value-type="float" office:value="8271.33" calcext:value-type="float">
            <text:p>8271.33</text:p>
          </table:table-cell>
          <table:table-cell table:style-name="ce8" office:value-type="float" office:value="23965.85" calcext:value-type="float">
            <text:p>23965.85</text:p>
          </table:table-cell>
          <table:table-cell table:style-name="ce5" office:value-type="float" office:value="578.55" calcext:value-type="float">
            <text:p>578.55</text:p>
          </table:table-cell>
          <table:table-cell table:style-name="ce2" office:value-type="float" office:value="31451.14" calcext:value-type="float">
            <text:p>31451.14</text:p>
          </table:table-cell>
          <table:table-cell table:style-name="ce2" office:value-type="float" office:value="9515" calcext:value-type="float">
            <text:p>9515</text:p>
          </table:table-cell>
          <table:table-cell table:style-name="ce2" office:value-type="float" office:value="21936.14" calcext:value-type="float">
            <text:p>21936.14</text:p>
          </table:table-cell>
          <table:table-cell table:style-name="ce9" office:value-type="float" office:value="602.8" calcext:value-type="float">
            <text:p>602.8</text:p>
          </table:table-cell>
          <table:table-cell table:style-name="ce2" office:value-type="float" office:value="31556.44" calcext:value-type="float">
            <text:p>31556.44</text:p>
          </table:table-cell>
          <table:table-cell table:style-name="ce2" office:value-type="float" office:value="9620.61" calcext:value-type="float">
            <text:p>9620.61</text:p>
          </table:table-cell>
          <table:table-cell table:style-name="ce2" office:value-type="float" office:value="21935.82" calcext:value-type="float">
            <text:p>21935.82</text:p>
          </table:table-cell>
        </table:table-row>
        <table:table-row table:style-name="ro1">
          <table:table-cell table:style-name="ce1" office:value-type="string" calcext:value-type="string">
            <text:p>random_nearest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3.55" calcext:value-type="float">
            <text:p>193.55</text:p>
          </table:table-cell>
          <table:table-cell table:style-name="ce1" office:value-type="float" office:value="18564.77" calcext:value-type="float">
            <text:p>18564.77</text:p>
          </table:table-cell>
          <table:table-cell table:style-name="ce1" office:value-type="float" office:value="8058.59" calcext:value-type="float">
            <text:p>8058.59</text:p>
          </table:table-cell>
          <table:table-cell table:style-name="ce1" office:value-type="float" office:value="10506.18" calcext:value-type="float">
            <text:p>10506.18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8385.96" calcext:value-type="float">
            <text:p>8385.96</text:p>
          </table:table-cell>
          <table:table-cell office:value-type="float" office:value="23460.97" calcext:value-type="float">
            <text:p>23460.97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8343.35" calcext:value-type="float">
            <text:p>8343.35</text:p>
          </table:table-cell>
          <table:table-cell office:value-type="float" office:value="23369.68" calcext:value-type="float">
            <text:p>23369.68</text:p>
          </table:table-cell>
          <table:table-cell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3354.94" calcext:value-type="float">
            <text:p>3354.94</text:p>
          </table:table-cell>
          <table:table-cell table:style-name="Default" office:value-type="float" office:value="6861.96" calcext:value-type="float">
            <text:p>6861.96</text:p>
          </table:table-cell>
        </table:table-row>
        <table:table-row table:style-name="ro1">
          <table:table-cell table:style-name="ce2" office:value-type="string" calcext:value-type="string">
            <text:p>random_nearest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3.34" calcext:value-type="float">
            <text:p>193.34</text:p>
          </table:table-cell>
          <table:table-cell table:style-name="ce2" office:value-type="float" office:value="33100.49" calcext:value-type="float">
            <text:p>33100.49</text:p>
          </table:table-cell>
          <table:table-cell table:style-name="ce2" office:value-type="float" office:value="8618.92" calcext:value-type="float">
            <text:p>8618.92</text:p>
          </table:table-cell>
          <table:table-cell table:style-name="ce8" office:value-type="float" office:value="24481.57" calcext:value-type="float">
            <text:p>24481.57</text:p>
          </table:table-cell>
          <table:table-cell table:style-name="ce5" office:value-type="float" office:value="298.31" calcext:value-type="float">
            <text:p>298.31</text:p>
          </table:table-cell>
          <table:table-cell table:style-name="ce2" office:value-type="float" office:value="32418.24" calcext:value-type="float">
            <text:p>32418.24</text:p>
          </table:table-cell>
          <table:table-cell table:style-name="ce2" office:value-type="float" office:value="10407.37" calcext:value-type="float">
            <text:p>10407.37</text:p>
          </table:table-cell>
          <table:table-cell table:style-name="ce2" office:value-type="float" office:value="22010.87" calcext:value-type="float">
            <text:p>22010.87</text:p>
          </table:table-cell>
          <table:table-cell table:style-name="ce9" office:value-type="float" office:value="749.5" calcext:value-type="float">
            <text:p>749.5</text:p>
          </table:table-cell>
          <table:table-cell table:style-name="ce2" office:value-type="float" office:value="14428.03" calcext:value-type="float">
            <text:p>14428.03</text:p>
          </table:table-cell>
          <table:table-cell table:style-name="ce2" office:value-type="float" office:value="14056.48" calcext:value-type="float">
            <text:p>14056.48</text:p>
          </table:table-cell>
          <table:table-cell table:style-name="ce10" office:value-type="float" office:value="371.56" calcext:value-type="float">
            <text:p>371.56</text:p>
          </table:table-cell>
        </table:table-row>
        <table:table-row table:style-name="ro1">
          <table:table-cell table:style-name="ce1" office:value-type="string" calcext:value-type="string">
            <text:p>spread -period 2</text:p>
          </table:table-cell>
          <table:table-cell table:style-name="ce1" office:value-type="string" calcext:value-type="string">
            <text:p>heft_test</text:p>
          </table:table-cell>
          <table:table-cell table:style-name="ce6" office:value-type="float" office:value="194.69" calcext:value-type="float">
            <text:p>194.69</text:p>
          </table:table-cell>
          <table:table-cell table:style-name="ce1" office:value-type="float" office:value="18785.24" calcext:value-type="float">
            <text:p>18785.24</text:p>
          </table:table-cell>
          <table:table-cell table:style-name="ce1" office:value-type="float" office:value="8110.22" calcext:value-type="float">
            <text:p>8110.22</text:p>
          </table:table-cell>
          <table:table-cell table:style-name="ce1" office:value-type="float" office:value="10675.02" calcext:value-type="float">
            <text:p>10675.02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8312.4" calcext:value-type="float">
            <text:p>8312.4</text:p>
          </table:table-cell>
          <table:table-cell office:value-type="float" office:value="26525.06" calcext:value-type="float">
            <text:p>26525.06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8252.09" calcext:value-type="float">
            <text:p>8252.09</text:p>
          </table:table-cell>
          <table:table-cell office:value-type="float" office:value="25362.18" calcext:value-type="float">
            <text:p>25362.18</text:p>
          </table:table-cell>
          <table:table-cell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2998.81" calcext:value-type="float">
            <text:p>2998.81</text:p>
          </table:table-cell>
          <table:table-cell table:style-name="Default" office:value-type="float" office:value="6743.21" calcext:value-type="float">
            <text:p>6743.21</text:p>
          </table:table-cell>
        </table:table-row>
        <table:table-row table:style-name="ro1">
          <table:table-cell table:style-name="ce2" office:value-type="string" calcext:value-type="string">
            <text:p>spread -period 2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95.26" calcext:value-type="float">
            <text:p>195.26</text:p>
          </table:table-cell>
          <table:table-cell table:style-name="ce2" office:value-type="float" office:value="35741.76" calcext:value-type="float">
            <text:p>35741.76</text:p>
          </table:table-cell>
          <table:table-cell table:style-name="ce2" office:value-type="float" office:value="8408.14" calcext:value-type="float">
            <text:p>8408.14</text:p>
          </table:table-cell>
          <table:table-cell table:style-name="ce8" office:value-type="float" office:value="27333.62" calcext:value-type="float">
            <text:p>27333.62</text:p>
          </table:table-cell>
          <table:table-cell table:style-name="ce5" office:value-type="float" office:value="318.47" calcext:value-type="float">
            <text:p>318.47</text:p>
          </table:table-cell>
          <table:table-cell table:style-name="ce2" office:value-type="float" office:value="33016.22" calcext:value-type="float">
            <text:p>33016.22</text:p>
          </table:table-cell>
          <table:table-cell table:style-name="ce2" office:value-type="float" office:value="10625.9" calcext:value-type="float">
            <text:p>10625.9</text:p>
          </table:table-cell>
          <table:table-cell table:style-name="ce2" office:value-type="float" office:value="22390.32" calcext:value-type="float">
            <text:p>22390.32</text:p>
          </table:table-cell>
          <table:table-cell table:style-name="ce9" office:value-type="float" office:value="795.1" calcext:value-type="float">
            <text:p>795.1</text:p>
          </table:table-cell>
          <table:table-cell table:style-name="ce2" office:value-type="float" office:value="15243.03" calcext:value-type="float">
            <text:p>15243.03</text:p>
          </table:table-cell>
          <table:table-cell table:style-name="ce2" office:value-type="float" office:value="14989.47" calcext:value-type="float">
            <text:p>14989.47</text:p>
          </table:table-cell>
          <table:table-cell table:style-name="ce10" office:value-type="float" office:value="253.56" calcext:value-type="float">
            <text:p>253.56</text:p>
          </table:table-cell>
        </table:table-row>
        <table:table-row table:style-name="ro1">
          <table:table-cell table:style-name="ce1" office:value-type="string" calcext:value-type="string">
            <text:p>stencil_1d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6.29" calcext:value-type="float">
            <text:p>196.29</text:p>
          </table:table-cell>
          <table:table-cell table:style-name="ce1" office:value-type="float" office:value="18890.49" calcext:value-type="float">
            <text:p>18890.49</text:p>
          </table:table-cell>
          <table:table-cell table:style-name="ce1" office:value-type="float" office:value="8129.06" calcext:value-type="float">
            <text:p>8129.06</text:p>
          </table:table-cell>
          <table:table-cell table:style-name="ce1" office:value-type="float" office:value="10761.43" calcext:value-type="float">
            <text:p>10761.43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8338.36" calcext:value-type="float">
            <text:p>8338.36</text:p>
          </table:table-cell>
          <table:table-cell office:value-type="float" office:value="23104.87" calcext:value-type="float">
            <text:p>23104.87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34.04" calcext:value-type="float">
            <text:p>6734.04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262.37" calcext:value-type="float">
            <text:p>3262.37</text:p>
          </table:table-cell>
          <table:table-cell table:style-name="Default" office:value-type="float" office:value="6716.91" calcext:value-type="float">
            <text:p>6716.91</text:p>
          </table:table-cell>
        </table:table-row>
        <table:table-row table:style-name="ro1">
          <table:table-cell table:style-name="ce2" office:value-type="string" calcext:value-type="string">
            <text:p>stencil_1d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5.93" calcext:value-type="float">
            <text:p>195.93</text:p>
          </table:table-cell>
          <table:table-cell table:style-name="ce2" office:value-type="float" office:value="31124.46" calcext:value-type="float">
            <text:p>31124.46</text:p>
          </table:table-cell>
          <table:table-cell table:style-name="ce2" office:value-type="float" office:value="8222.45" calcext:value-type="float">
            <text:p>8222.45</text:p>
          </table:table-cell>
          <table:table-cell table:style-name="ce8" office:value-type="float" office:value="22902.01" calcext:value-type="float">
            <text:p>22902.01</text:p>
          </table:table-cell>
          <table:table-cell table:style-name="ce5" office:value-type="float" office:value="233.95" calcext:value-type="float">
            <text:p>233.95</text:p>
          </table:table-cell>
          <table:table-cell table:style-name="ce2" office:value-type="float" office:value="30572.69" calcext:value-type="float">
            <text:p>30572.69</text:p>
          </table:table-cell>
          <table:table-cell table:style-name="ce2" office:value-type="float" office:value="8582.04" calcext:value-type="float">
            <text:p>8582.04</text:p>
          </table:table-cell>
          <table:table-cell table:style-name="ce2" office:value-type="float" office:value="21990.64" calcext:value-type="float">
            <text:p>21990.64</text:p>
          </table:table-cell>
          <table:table-cell table:style-name="ce9" office:value-type="float" office:value="793.29" calcext:value-type="float">
            <text:p>793.29</text:p>
          </table:table-cell>
          <table:table-cell table:style-name="ce2" office:value-type="float" office:value="14933.91" calcext:value-type="float">
            <text:p>14933.91</text:p>
          </table:table-cell>
          <table:table-cell table:style-name="ce2" office:value-type="float" office:value="14610.59" calcext:value-type="float">
            <text:p>14610.59</text:p>
          </table:table-cell>
          <table:table-cell table:style-name="ce10" office:value-type="float" office:value="323.32" calcext:value-type="float">
            <text:p>323.32</text:p>
          </table:table-cell>
        </table:table-row>
        <table:table-row table:style-name="ro1">
          <table:table-cell table:style-name="ce1" office:value-type="string" calcext:value-type="string">
            <text:p>stencil_1d_periodic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3.9" calcext:value-type="float">
            <text:p>193.9</text:p>
          </table:table-cell>
          <table:table-cell table:style-name="ce1" office:value-type="float" office:value="18748.64" calcext:value-type="float">
            <text:p>18748.64</text:p>
          </table:table-cell>
          <table:table-cell table:style-name="ce1" office:value-type="float" office:value="8108.74" calcext:value-type="float">
            <text:p>8108.74</text:p>
          </table:table-cell>
          <table:table-cell table:style-name="ce1" office:value-type="float" office:value="10639.9" calcext:value-type="float">
            <text:p>10639.9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8401.4" calcext:value-type="float">
            <text:p>8401.4</text:p>
          </table:table-cell>
          <table:table-cell office:value-type="float" office:value="23858.02" calcext:value-type="float">
            <text:p>23858.02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8385.89" calcext:value-type="float">
            <text:p>8385.89</text:p>
          </table:table-cell>
          <table:table-cell office:value-type="float" office:value="23409.84" calcext:value-type="float">
            <text:p>23409.84</text:p>
          </table:table-cell>
          <table:table-cell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3384.53" calcext:value-type="float">
            <text:p>3384.53</text:p>
          </table:table-cell>
          <table:table-cell table:style-name="ce11" office:value-type="float" office:value="6649.93" calcext:value-type="float">
            <text:p>6649.93</text:p>
          </table:table-cell>
        </table:table-row>
        <table:table-row table:style-name="ro1">
          <table:table-cell table:style-name="ce2" office:value-type="string" calcext:value-type="string">
            <text:p>stencil_1d_periodic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4.29" calcext:value-type="float">
            <text:p>194.29</text:p>
          </table:table-cell>
          <table:table-cell table:style-name="ce2" office:value-type="float" office:value="32249" calcext:value-type="float">
            <text:p>32249</text:p>
          </table:table-cell>
          <table:table-cell table:style-name="ce2" office:value-type="float" office:value="8221.91" calcext:value-type="float">
            <text:p>8221.91</text:p>
          </table:table-cell>
          <table:table-cell table:style-name="ce8" office:value-type="float" office:value="24027.09" calcext:value-type="float">
            <text:p>24027.09</text:p>
          </table:table-cell>
          <table:table-cell table:style-name="ce5" office:value-type="float" office:value="499.98" calcext:value-type="float">
            <text:p>499.98</text:p>
          </table:table-cell>
          <table:table-cell table:style-name="ce2" office:value-type="float" office:value="34621.47" calcext:value-type="float">
            <text:p>34621.47</text:p>
          </table:table-cell>
          <table:table-cell table:style-name="ce2" office:value-type="float" office:value="12830.65" calcext:value-type="float">
            <text:p>12830.65</text:p>
          </table:table-cell>
          <table:table-cell table:style-name="ce2" office:value-type="float" office:value="21790.82" calcext:value-type="float">
            <text:p>21790.82</text:p>
          </table:table-cell>
          <table:table-cell table:style-name="ce9" office:value-type="float" office:value="507.48" calcext:value-type="float">
            <text:p>507.48</text:p>
          </table:table-cell>
          <table:table-cell table:style-name="ce2" office:value-type="float" office:value="34666.99" calcext:value-type="float">
            <text:p>34666.99</text:p>
          </table:table-cell>
          <table:table-cell table:style-name="ce2" office:value-type="float" office:value="12876.82" calcext:value-type="float">
            <text:p>12876.82</text:p>
          </table:table-cell>
          <table:table-cell table:style-name="ce2" office:value-type="float" office:value="21790.18" calcext:value-type="float">
            <text:p>21790.18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92.88" calcext:value-type="float">
            <text:p>192.88</text:p>
          </table:table-cell>
          <table:table-cell table:style-name="ce1" office:value-type="float" office:value="16876.34" calcext:value-type="float">
            <text:p>16876.34</text:p>
          </table:table-cell>
          <table:table-cell table:style-name="ce1" office:value-type="float" office:value="7225.68" calcext:value-type="float">
            <text:p>7225.68</text:p>
          </table:table-cell>
          <table:table-cell table:style-name="ce1" office:value-type="float" office:value="9650.66" calcext:value-type="float">
            <text:p>9650.66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7348.79" calcext:value-type="float">
            <text:p>7348.79</text:p>
          </table:table-cell>
          <table:table-cell office:value-type="float" office:value="23732.86" calcext:value-type="float">
            <text:p>23732.86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3642.17" calcext:value-type="float">
            <text:p>3642.17</text:p>
          </table:table-cell>
          <table:table-cell office:value-type="float" office:value="7041.62" calcext:value-type="float">
            <text:p>7041.62</text:p>
          </table:table-cell>
          <table:table-cell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3642.17" calcext:value-type="float">
            <text:p>3642.17</text:p>
          </table:table-cell>
          <table:table-cell table:style-name="Default" office:value-type="float" office:value="7041.36" calcext:value-type="float">
            <text:p>7041.36</text:p>
          </table:table-cell>
        </table:table-row>
        <table:table-row table:style-name="ro1"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moheft_green_energy</text:p>
          </table:table-cell>
          <table:table-cell table:style-name="ce5" office:value-type="float" office:value="192.91" calcext:value-type="float">
            <text:p>192.91</text:p>
          </table:table-cell>
          <table:table-cell table:style-name="ce2" office:value-type="float" office:value="32244.19" calcext:value-type="float">
            <text:p>32244.19</text:p>
          </table:table-cell>
          <table:table-cell table:style-name="ce2" office:value-type="float" office:value="7970.15" calcext:value-type="float">
            <text:p>7970.15</text:p>
          </table:table-cell>
          <table:table-cell table:style-name="ce8" office:value-type="float" office:value="24274.04" calcext:value-type="float">
            <text:p>24274.04</text:p>
          </table:table-cell>
          <table:table-cell table:style-name="ce5" office:value-type="float" office:value="528.47" calcext:value-type="float">
            <text:p>528.47</text:p>
          </table:table-cell>
          <table:table-cell table:style-name="ce2" office:value-type="float" office:value="32318.32" calcext:value-type="float">
            <text:p>32318.32</text:p>
          </table:table-cell>
          <table:table-cell table:style-name="ce2" office:value-type="float" office:value="10736.48" calcext:value-type="float">
            <text:p>10736.48</text:p>
          </table:table-cell>
          <table:table-cell table:style-name="ce2" office:value-type="float" office:value="21581.84" calcext:value-type="float">
            <text:p>21581.84</text:p>
          </table:table-cell>
          <table:table-cell table:style-name="ce9" office:value-type="float" office:value="946.11" calcext:value-type="float">
            <text:p>946.11</text:p>
          </table:table-cell>
          <table:table-cell table:style-name="ce2" office:value-type="float" office:value="11440.39" calcext:value-type="float">
            <text:p>11440.39</text:p>
          </table:table-cell>
          <table:table-cell table:style-name="ce2" office:value-type="float" office:value="11360.76" calcext:value-type="float">
            <text:p>11360.76</text:p>
          </table:table-cell>
          <table:table-cell table:style-name="ce10" office:value-type="float" office:value="79.63" calcext:value-type="float">
            <text:p>79.63</text:p>
          </table:table-cell>
        </table:table-row>
        <table:table-row table:style-name="ro1">
          <table:table-cell table:style-name="ce1" office:value-type="string" calcext:value-type="string">
            <text:p>trivial</text:p>
          </table:table-cell>
          <table:table-cell table:style-name="ce1" office:value-type="string" calcext:value-type="string">
            <text:p>heft_test</text:p>
          </table:table-cell>
          <table:table-cell table:style-name="ce4" office:value-type="float" office:value="176.24" calcext:value-type="float">
            <text:p>176.24</text:p>
          </table:table-cell>
          <table:table-cell table:style-name="ce1" office:value-type="float" office:value="18513.53" calcext:value-type="float">
            <text:p>18513.53</text:p>
          </table:table-cell>
          <table:table-cell table:style-name="ce1" office:value-type="float" office:value="8496.03" calcext:value-type="float">
            <text:p>8496.03</text:p>
          </table:table-cell>
          <table:table-cell table:style-name="ce1" office:value-type="float" office:value="10017.51" calcext:value-type="float">
            <text:p>10017.51</text:p>
          </table:table-cell>
          <table:table-cell table:style-name="ce6"/>
          <table:table-cell table:style-name="ce1" table:number-columns-repeated="3"/>
          <table:table-cell table:style-name="ce6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8873.57" calcext:value-type="float">
            <text:p>8873.57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3677.78" calcext:value-type="float">
            <text:p>3677.78</text:p>
          </table:table-cell>
          <table:table-cell office:value-type="float" office:value="6515.73" calcext:value-type="float">
            <text:p>6515.73</text:p>
          </table:table-cell>
          <table:table-cell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3687.33" calcext:value-type="float">
            <text:p>3687.33</text:p>
          </table:table-cell>
          <table:table-cell table:style-name="Default" office:value-type="float" office:value="6443.21" calcext:value-type="float">
            <text:p>6443.21</text:p>
          </table:table-cell>
        </table:table-row>
        <table:table-row table:style-name="ro1">
          <table:table-cell table:style-name="ce2" office:value-type="string" calcext:value-type="string">
            <text:p>trivial</text:p>
          </table:table-cell>
          <table:table-cell table:style-name="ce2" office:value-type="string" calcext:value-type="string">
            <text:p>moheft_green_energy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2" office:value-type="float" office:value="29971.84" calcext:value-type="float">
            <text:p>29971.84</text:p>
          </table:table-cell>
          <table:table-cell table:style-name="ce2" office:value-type="float" office:value="8916.94" calcext:value-type="float">
            <text:p>8916.94</text:p>
          </table:table-cell>
          <table:table-cell table:style-name="ce8" office:value-type="float" office:value="21054.9" calcext:value-type="float">
            <text:p>21054.9</text:p>
          </table:table-cell>
          <table:table-cell table:style-name="ce5" office:value-type="float" office:value="930.54" calcext:value-type="float">
            <text:p>930.54</text:p>
          </table:table-cell>
          <table:table-cell table:style-name="ce2" office:value-type="float" office:value="10588.01" calcext:value-type="float">
            <text:p>10588.01</text:p>
          </table:table-cell>
          <table:table-cell table:style-name="ce2" office:value-type="float" office:value="5799.37" calcext:value-type="float">
            <text:p>5799.37</text:p>
          </table:table-cell>
          <table:table-cell table:style-name="ce2" office:value-type="float" office:value="4788.65" calcext:value-type="float">
            <text:p>4788.65</text:p>
          </table:table-cell>
          <table:table-cell table:style-name="ce9" office:value-type="float" office:value="935.37" calcext:value-type="float">
            <text:p>935.37</text:p>
          </table:table-cell>
          <table:table-cell table:style-name="ce2" office:value-type="float" office:value="10593.96" calcext:value-type="float">
            <text:p>10593.96</text:p>
          </table:table-cell>
          <table:table-cell table:style-name="ce2" office:value-type="float" office:value="5805.73" calcext:value-type="float">
            <text:p>5805.73</text:p>
          </table:table-cell>
          <table:table-cell table:style-name="ce10" office:value-type="float" office:value="4788.23" calcext:value-type="float">
            <text:p>4788.23</text:p>
          </table:table-cell>
        </table:table-row>
      </table:table>
      <table:named-expressions/>
      <table:database-ranges>
        <table:database-range table:name="__Anonymous_Sheet_DB__0" table:target-range-address="experiment_2_3.B1:experiment_2_3.N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23:37:57.940476365</dc:date>
    <meta:editing-duration>PT18M55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